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fo:font-size="10pt" officeooo:paragraph-rsid="0010c6e9" style:font-size-asian="10pt" style:font-size-complex="10pt"/>
    </style:style>
    <style:style style:name="P2" style:family="paragraph" style:parent-style-name="Standard">
      <style:text-properties style:font-name="Cantarell" fo:font-size="10pt" officeooo:paragraph-rsid="0010c6e9" style:font-size-asian="10pt" style:font-size-complex="10pt"/>
    </style:style>
    <style:style style:name="P3" style:family="paragraph" style:parent-style-name="Standard" style:list-style-name="L1">
      <style:text-properties style:font-name="Cantarell" fo:font-size="10pt" officeooo:rsid="001d352a" officeooo:paragraph-rsid="001d352a" style:font-size-asian="10pt" style:font-size-complex="10pt"/>
    </style:style>
    <style:style style:name="P4" style:family="paragraph" style:parent-style-name="Standard" style:list-style-name="L2">
      <style:text-properties style:font-name="Cantarell" fo:font-size="10pt" officeooo:rsid="00205526" officeooo:paragraph-rsid="00205526" style:font-size-asian="10pt" style:font-size-complex="10pt"/>
    </style:style>
    <style:style style:name="P5" style:family="paragraph" style:parent-style-name="Standard" style:list-style-name="L2">
      <style:text-properties style:font-name="Cantarell" fo:font-size="10pt" officeooo:paragraph-rsid="0010c6e9" style:font-size-asian="10pt" style:font-size-complex="10pt"/>
    </style:style>
    <style:style style:name="P6" style:family="paragraph" style:parent-style-name="Standard" style:list-style-name="L2">
      <style:text-properties style:font-name="Cantarell" fo:font-size="10pt" officeooo:paragraph-rsid="00205526" style:font-size-asian="10pt" style:font-size-complex="10pt"/>
    </style:style>
    <style:style style:name="P7" style:family="paragraph" style:parent-style-name="Standard" style:list-style-name="L2">
      <style:text-properties style:font-name="Cantarell" fo:font-size="10pt" officeooo:paragraph-rsid="0027ea17" style:font-size-asian="10pt" style:font-size-complex="10pt"/>
    </style:style>
    <style:style style:name="P8" style:family="paragraph" style:parent-style-name="Standard" style:list-style-name="L1">
      <style:text-properties style:font-name="Cantarell" fo:font-size="10pt" officeooo:paragraph-rsid="00205526" style:font-size-asian="10pt" style:font-size-complex="10pt"/>
    </style:style>
    <style:style style:name="P9" style:family="paragraph" style:parent-style-name="Standard" style:list-style-name="L2">
      <style:text-properties style:font-name="Cantarell" fo:font-size="10pt" officeooo:rsid="002132fc" officeooo:paragraph-rsid="002132fc" style:font-size-asian="10pt" style:font-size-complex="10pt"/>
    </style:style>
    <style:style style:name="P10" style:family="paragraph" style:parent-style-name="Standard" style:list-style-name="L2">
      <style:text-properties style:font-name="Cantarell" fo:font-size="10pt" officeooo:rsid="002704b8" officeooo:paragraph-rsid="002704b8" style:font-size-asian="10pt" style:font-size-complex="10pt"/>
    </style:style>
    <style:style style:name="P11" style:family="paragraph" style:parent-style-name="Standard" style:list-style-name="L2">
      <style:text-properties style:font-name="Cantarell" fo:font-size="10pt" officeooo:rsid="0027ea17" officeooo:paragraph-rsid="0027ea17" style:font-size-asian="10pt" style:font-size-complex="10pt"/>
    </style:style>
    <style:style style:name="P12" style:family="paragraph" style:parent-style-name="Standard" style:list-style-name="L3">
      <style:text-properties style:font-name="Cantarell" fo:font-size="10pt" officeooo:paragraph-rsid="0010c6e9" style:font-size-asian="10pt" style:font-size-complex="10pt"/>
    </style:style>
    <style:style style:name="P13" style:family="paragraph" style:parent-style-name="Standard" style:list-style-name="L3">
      <style:text-properties style:font-name="Cantarell" fo:font-size="10pt" officeooo:paragraph-rsid="00241a06" style:font-size-asian="10pt" style:font-size-complex="10pt"/>
    </style:style>
    <style:style style:name="P14" style:family="paragraph" style:parent-style-name="Standard" style:list-style-name="L3">
      <style:text-properties style:font-name="Cantarell" fo:font-size="10pt" officeooo:paragraph-rsid="0029ba80" style:font-size-asian="10pt" style:font-size-complex="10pt"/>
    </style:style>
    <style:style style:name="P15" style:family="paragraph" style:parent-style-name="Standard" style:list-style-name="L4">
      <style:text-properties style:font-name="Cantarell" fo:font-size="10pt" officeooo:paragraph-rsid="0029ba80" style:font-size-asian="10pt" style:font-size-complex="10pt"/>
    </style:style>
    <style:style style:name="P16" style:family="paragraph" style:parent-style-name="Standard" style:list-style-name="L4">
      <style:text-properties style:font-name="Cantarell" fo:font-size="10pt" officeooo:rsid="0029ba80" officeooo:paragraph-rsid="0029ba80" style:font-size-asian="10pt" style:font-size-complex="10pt"/>
    </style:style>
    <style:style style:name="P17" style:family="paragraph" style:parent-style-name="Standard">
      <style:text-properties style:font-name="Cantarell" fo:font-size="10pt" officeooo:rsid="0029ba80" officeooo:paragraph-rsid="0029ba80" style:font-size-asian="10pt" style:font-size-complex="10pt"/>
    </style:style>
    <style:style style:name="P18" style:family="paragraph" style:parent-style-name="Standard">
      <style:text-properties style:font-name="Cantarell" fo:font-size="10pt" officeooo:paragraph-rsid="003aaf9b" style:font-size-asian="10pt" style:font-size-complex="10pt"/>
    </style:style>
    <style:style style:name="P19" style:family="paragraph" style:parent-style-name="Standard" style:list-style-name="L2">
      <style:text-properties style:font-name="Cantarell" fo:font-size="10pt" officeooo:rsid="00424164" officeooo:paragraph-rsid="00424164" style:font-size-asian="10pt" style:font-size-complex="10pt"/>
    </style:style>
    <style:style style:name="P20" style:family="paragraph" style:parent-style-name="Standard">
      <style:paragraph-properties fo:line-height="200%"/>
      <style:text-properties style:font-name="Cantarell" fo:font-size="12pt" officeooo:paragraph-rsid="002df83d" style:font-size-asian="12pt" style:font-size-complex="12pt"/>
    </style:style>
    <style:style style:name="P21" style:family="paragraph" style:parent-style-name="Standard">
      <style:paragraph-properties fo:line-height="200%"/>
      <style:text-properties style:font-name="Cantarell" fo:font-size="12pt" officeooo:paragraph-rsid="003d5ea4" style:font-size-asian="12pt" style:font-size-complex="12pt"/>
    </style:style>
    <style:style style:name="P22" style:family="paragraph" style:parent-style-name="Standard">
      <style:paragraph-properties fo:line-height="200%" fo:text-align="start" style:justify-single-word="false"/>
      <style:text-properties style:font-name="Cantarell" fo:font-size="12pt" officeooo:paragraph-rsid="003d5ea4" style:font-size-asian="12pt" style:font-size-complex="12pt"/>
    </style:style>
    <style:style style:name="P23" style:family="paragraph" style:parent-style-name="Standard">
      <style:paragraph-properties fo:line-height="200%"/>
      <style:text-properties style:font-name="Cantarell" fo:font-size="12pt" officeooo:rsid="003d5ea4" officeooo:paragraph-rsid="003d5ea4" style:font-size-asian="12pt" style:font-size-complex="12pt"/>
    </style:style>
    <style:style style:name="P24" style:family="paragraph" style:parent-style-name="Standard">
      <style:paragraph-properties fo:line-height="200%"/>
      <style:text-properties style:font-name="Cantarell" fo:font-size="12pt" officeooo:rsid="003f2646" officeooo:paragraph-rsid="003f2646" style:font-size-asian="12pt" style:font-size-complex="12pt"/>
    </style:style>
    <style:style style:name="P25" style:family="paragraph" style:parent-style-name="Standard">
      <style:paragraph-properties fo:line-height="200%"/>
      <style:text-properties style:font-name="Cantarell" fo:font-size="12pt" officeooo:rsid="0040b5fa" officeooo:paragraph-rsid="0040b5fa" style:font-size-asian="12pt" style:font-size-complex="12pt"/>
    </style:style>
    <style:style style:name="P26" style:family="paragraph" style:parent-style-name="Standard">
      <style:paragraph-properties fo:line-height="200%"/>
      <style:text-properties style:font-name="Cantarell" fo:font-size="12pt" officeooo:rsid="00451b06" officeooo:paragraph-rsid="00451b06" style:font-size-asian="12pt" style:font-size-complex="12pt"/>
    </style:style>
    <style:style style:name="P27" style:family="paragraph" style:parent-style-name="Standard" style:list-style-name="L3">
      <style:text-properties officeooo:paragraph-rsid="0010c6e9"/>
    </style:style>
    <style:style style:name="P28" style:family="paragraph" style:parent-style-name="Standard" style:list-style-name="L3">
      <style:text-properties officeooo:paragraph-rsid="0029ba80"/>
    </style:style>
    <style:style style:name="P29" style:family="paragraph" style:parent-style-name="Standard">
      <style:paragraph-properties fo:line-height="200%"/>
      <style:text-properties fo:font-size="12pt" officeooo:paragraph-rsid="0036bc4b" style:font-size-asian="12pt" style:font-size-complex="12pt"/>
    </style:style>
    <style:style style:name="P30" style:family="paragraph" style:parent-style-name="Standard">
      <style:paragraph-properties fo:line-height="200%" fo:break-before="page"/>
      <style:text-properties style:font-name="Cantarell" fo:font-size="10pt" officeooo:paragraph-rsid="003aaf9b" style:font-size-asian="10pt" style:font-size-complex="10pt"/>
    </style:style>
    <style:style style:name="T1" style:family="text">
      <style:text-properties officeooo:rsid="0010c6e9"/>
    </style:style>
    <style:style style:name="T2" style:family="text">
      <style:text-properties officeooo:rsid="0013fe7f"/>
    </style:style>
    <style:style style:name="T3" style:family="text">
      <style:text-properties officeooo:rsid="00199bb2"/>
    </style:style>
    <style:style style:name="T4" style:family="text">
      <style:text-properties officeooo:rsid="0019dd7d"/>
    </style:style>
    <style:style style:name="T5" style:family="text">
      <style:text-properties officeooo:rsid="0019f657"/>
    </style:style>
    <style:style style:name="T6" style:family="text">
      <style:text-properties officeooo:rsid="001e5b32"/>
    </style:style>
    <style:style style:name="T7" style:family="text">
      <style:text-properties officeooo:rsid="002206ee"/>
    </style:style>
    <style:style style:name="T8" style:family="text">
      <style:text-properties officeooo:rsid="0023e5d2"/>
    </style:style>
    <style:style style:name="T9" style:family="text">
      <style:text-properties officeooo:rsid="00241a06"/>
    </style:style>
    <style:style style:name="T10" style:family="text">
      <style:text-properties officeooo:rsid="00255d0f"/>
    </style:style>
    <style:style style:name="T11" style:family="text">
      <style:text-properties officeooo:rsid="002704b8"/>
    </style:style>
    <style:style style:name="T12" style:family="text">
      <style:text-properties officeooo:rsid="0027ea17"/>
    </style:style>
    <style:style style:name="T13" style:family="text">
      <style:text-properties style:font-name="Cantarell"/>
    </style:style>
    <style:style style:name="T14" style:family="text">
      <style:text-properties style:font-name="Cantarell" fo:font-size="10pt" style:font-size-asian="10pt" style:font-size-complex="10pt"/>
    </style:style>
    <style:style style:name="T15" style:family="text">
      <style:text-properties style:font-name="Cantarell" fo:font-size="10pt" officeooo:rsid="001749a4" style:font-size-asian="10pt" style:font-size-complex="10pt"/>
    </style:style>
    <style:style style:name="T16" style:family="text">
      <style:text-properties style:font-name="Cantarell" fo:font-size="10pt" officeooo:rsid="0029ba80" style:font-size-asian="10pt" style:font-size-complex="10pt"/>
    </style:style>
    <style:style style:name="T17" style:family="text">
      <style:text-properties style:font-name="Cantarell" officeooo:rsid="003019fa"/>
    </style:style>
    <style:style style:name="T18" style:family="text">
      <style:text-properties officeooo:rsid="002bdfdb"/>
    </style:style>
    <style:style style:name="T19" style:family="text">
      <style:text-properties officeooo:rsid="002c9d71"/>
    </style:style>
    <style:style style:name="T20" style:family="text">
      <style:text-properties officeooo:rsid="0035c731"/>
    </style:style>
    <style:style style:name="T21" style:family="text">
      <style:text-properties officeooo:rsid="003874b9"/>
    </style:style>
    <style:style style:name="T22" style:family="text">
      <style:text-properties fo:font-size="12pt" officeooo:rsid="002bdfdb" style:font-size-asian="12pt" style:font-size-complex="12pt"/>
    </style:style>
    <style:style style:name="T23" style:family="text">
      <style:text-properties officeooo:rsid="003d5ea4"/>
    </style:style>
    <style:style style:name="T24" style:family="text">
      <style:text-properties officeooo:rsid="0042f3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23786354" text:style-name="L1">
        <text:list-item>
          <text:p text:style-name="P3">Introduction</text:p>
          <text:list>
            <text:list-item>
              <text:p text:style-name="P3">Explain the office, the point of the paper and how the office is such a good fit for the paper.</text:p>
            </text:list-item>
            <text:list-item>
              <text:p text:style-name="P3">There is an episode of the office that reflects (usually in the incorrect way) things covered in each of the chapters of the book</text:p>
            </text:list-item>
            <text:list-item>
              <text:p text:style-name="P3">Its not just because its the only thing out of all the acceptable tv shows and movies that I’ve actually seen</text:p>
            </text:list-item>
            <text:list-item>
              <text:p text:style-name="P3">Quick joke about how I wish I could have done it over game of thrones maybe?</text:p>
              <text:p text:style-name="P3"/>
            </text:list-item>
          </text:list>
          <text:p text:style-name="P8"/>
        </text:list-item>
      </text:list>
      <text:list xml:id="list308273565" text:style-name="L2">
        <text:list-item>
          <text:p text:style-name="P10">Power, and Harrasment in the workplace</text:p>
          <text:list>
            <text:list-item>
              <text:p text:style-name="P10">Leadership – Sources of Power</text:p>
              <text:list>
                <text:list-item>
                  <text:p text:style-name="P10">Season 4 – episode 16 Did I Stutter</text:p>
                  <text:list>
                    <text:list-item>
                      <text:p text:style-name="P10">“<text:span text:style-name="T12">being a supervisor does not guarantee that you will be able to influence others”</text:span></text:p>
                      <text:list>
                        <text:list-item>
                          <text:p text:style-name="P11">this is slightly different than what happens at the end of the episode as he gets stanley to comply with not being disrespectful to him because he is the boss</text:p>
                        </text:list-item>
                      </text:list>
                    </text:list-item>
                    <text:list-item>
                      <text:p text:style-name="P11">Micheal does not have expert power over stanley, definitely not referent power, though he does have legitimate, reward and coercive power.</text:p>
                    </text:list-item>
                  </text:list>
                </text:list-item>
                <text:list-item>
                  <text:p text:style-name="P19">Season 1 episode 5, dwight abuses his power of choosiong who will be working on the weekend</text:p>
                </text:list-item>
              </text:list>
            </text:list-item>
            <text:list-item>
              <text:p text:style-name="P4">Harassment</text:p>
              <text:list>
                <text:list-item>
                  <text:p text:style-name="P6"><text:span text:style-name="T4">Season 3 episode at 2:27</text:span></text:p>
                  <text:list>
                    <text:list-item>
                      <text:p text:style-name="P6"><text:span text:style-name="T4">Michael assumes Stanley celebrates quanza</text:span></text:p>
                    </text:list-item>
                  </text:list>
                </text:list-item>
                <text:list-item>
                  <text:p text:style-name="P6"><text:span text:style-name="T5">Season 1 episode 5 </text:span></text:p>
                  <text:list>
                    <text:list-item>
                      <text:p text:style-name="P6"><text:span text:style-name="T5">at 5:56 Michael assumes Stanley is good at basketball</text:span></text:p>
                    </text:list-item>
                    <text:list-item>
                      <text:p text:style-name="P6"><text:span text:style-name="T5">at 6:49 Michael’s comment to Oscar</text:span></text:p>
                    </text:list-item>
                  </text:list>
                </text:list-item>
                <text:list-item>
                  <text:p text:style-name="P6"><text:span text:style-name="T6">Season 4 Episode 15 Night Out</text:span></text:p>
                  <text:list>
                    <text:list-item>
                      <text:p text:style-name="P4"><text:span text:style-name="T6">Toby touches Pam’s leg in a very uninvited way, realizes how awkward and unsavory what he just did was and on the fly decides that he is going to be moving to Costa Rica.</text:span></text:p>
                    </text:list-item>
                  </text:list>
                </text:list-item>
              </text:list>
            </text:list-item>
            <text:list-item>
              <text:p text:style-name="P4">Abuse of Power</text:p>
              <text:list>
                <text:list-item>
                  <text:p text:style-name="P4">Season 2 Episode 20 – Drug Testing</text:p>
                  <text:list>
                    <text:list-item>
                      <text:p text:style-name="P9">Dwight finds drugs in the parking lot, and since he is a volounteer sherif he takes it as his duty to find who done it</text:p>
                    </text:list-item>
                  </text:list>
                </text:list-item>
              </text:list>
            </text:list-item>
          </text:list>
        </text:list-item>
        <text:list-item>
          <text:p text:style-name="P7"><text:span text:style-name="T12">Selecting and training employees</text:span></text:p>
          <text:list>
            <text:list-item>
              <text:p text:style-name="P5">Selection</text:p>
            </text:list-item>
          </text:list>
        </text:list-item>
      </text:list>
      <text:list xml:id="list2941309493" text:style-name="L3">
        <text:list-item>
          <text:p text:style-name="P27"><text:span text:style-name="T15">Season 7 Episode 25 – Search Committee</text:span></text:p>
          <text:list>
            <text:list-item>
              <text:p text:style-name="P12"><text:span text:style-name="T8">They find it hard to recruit good people</text:span></text:p>
            </text:list-item>
            <text:list-item>
              <text:p text:style-name="P12"><text:span text:style-name="T8">One of the methods of selecting employees given in the book is to have the manager interview</text:span></text:p>
              <text:list>
                <text:list-item>
                  <text:p text:style-name="P12"><text:span text:style-name="T8">since they are interviewing for a manager, they can’t do this (pg 137)</text:span><text:tab/><text:tab/></text:p>
                </text:list-item>
              </text:list>
            </text:list-item>
            <text:list-item>
              <text:p text:style-name="P13"><text:span text:style-name="T8">The first applicant tries to sound like he would be a great hire, but he does not meet the criterion set by Jim, Gabe and Toby</text:span></text:p>
            </text:list-item>
            <text:list-item>
              <text:p text:style-name="P13"><text:span text:style-name="T9">The do not make clear their predictors, they also do not seem to be using any sophisticated selection techniques. <text:s/>The election ration is very low since there is only one position avaliable, so it is one over the number of employees interviewed.</text:span></text:p>
            </text:list-item>
            <text:list-item>
              <text:p text:style-name="P13"><text:span text:style-name="T9">Go through how they could have done it better by covering “Conducting a validation study”</text:span></text:p>
              <text:list>
                <text:list-item>
                  <text:p text:style-name="P14"><text:span text:style-name="T10">The only criterion really given is “find someone who is a good fit, no more manager turnover”</text:span></text:p>
                </text:list-item>
              </text:list>
            </text:list-item>
            <text:list-item>
              <text:p text:style-name="P28"><text:span text:style-name="T16">Basically just emphasive how they have no criterion or predictors establish, go over how they could use scientific</text:span><text:span text:style-name="T14"><text:tab/><text:tab/></text:span></text:p>
            </text:list-item>
          </text:list>
        </text:list-item>
        <text:list-item>
          <text:p text:style-name="P12">Employee Training</text:p>
          <text:list>
            <text:list-item>
              <text:p text:style-name="P12"><text:span text:style-name="T2">Season 7 Episode 20 – Training Day</text:span></text:p>
            </text:list-item>
            <text:list-item>
              <text:p text:style-name="P12"><text:span text:style-name="T11">Michael takes Deangelo through some executive coaching </text:span></text:p>
            </text:list-item>
          </text:list>
        </text:list-item>
      </text:list>
      <text:p text:style-name="P1"/>
      <text:list xml:id="list3006495815" text:style-name="L4">
        <text:list-item>
          <text:p text:style-name="P16">Counterproductive Work behavior</text:p>
          <text:list>
            <text:list-item>
              <text:p text:style-name="P16">Can probably talk about how this was the most prevalent example in the office</text:p>
            </text:list-item>
            <text:list-item>
              <text:p text:style-name="P15"><text:span text:style-name="T1">Season 2 episode 3 – office olymics</text:span></text:p>
            </text:list-item>
            <text:list-item>
              <text:p text:style-name="P15"><text:span text:style-name="T4">Season 3 episode 3 – The Coup</text:span></text:p>
            </text:list-item>
          </text:list>
        </text:list-item>
      </text:list>
      <text:p text:style-name="P17"><text:soft-page-break/></text:p>
      <text:p text:style-name="P1">Emotions at Work</text:p>
      <text:p text:style-name="P1"><text:tab/><text:span text:style-name="T3">Season 5 Episode 22 - Heavy Competition</text:span></text:p>
      <text:p text:style-name="P1"><text:tab/><text:tab/><text:span text:style-name="T7">possibly jim feeling emotional dissonance with the new boss</text:span></text:p>
      <text:p text:style-name="P1"><text:tab/><text:tab/><text:span text:style-name="T7">michael feeling very nervous and afraid of starting his own company at the beginning</text:span></text:p>
      <text:p text:style-name="P1"><text:tab/><text:tab/><text:span text:style-name="T7">pam trys to get micheal to solve small work goals to feel better</text:span></text:p>
      <text:p text:style-name="P1"><text:tab/><text:tab/></text:p>
      <text:p text:style-name="P1"/>
      <text:p text:style-name="P1">CWB</text:p>
      <text:p text:style-name="P1"><text:tab/></text:p>
      <text:p text:style-name="P1">Safety</text:p>
      <text:p text:style-name="P1"><text:tab/><text:span text:style-name="T1">Season 2 episode 4 – The Fire</text:span></text:p>
      <text:p text:style-name="P1"/>
      <text:p text:style-name="P1"/>
      <text:p text:style-name="P1"/>
      <text:p text:style-name="P1"/>
      <text:p text:style-name="P1"><text:tab/><text:tab/></text:p>
      <text:p text:style-name="P18"><text:tab/><text:span text:style-name="T18">I</text:span></text:p>
      <text:p text:style-name="P30"><text:span text:style-name="T18"><text:tab/></text:span><text:span text:style-name="T22">Industrial and Organization Psychology is a field that is extremley important to understanding the interactions of humans in an instutitional enviornment, mainly that of human interaction and behavior in the workplace. <text:s/>For this final project we were to choose one of the listed approved movies or telivision shows to extract examples to reference in our paper; The Office was the obvious choice. <text:s/>Its setting is that of a not so typical workplace where the employees often act as they should not, breaking many of the suggested behaviors defined in our text. <text:s/>The show is filmed as a mock documentary following the employees of the Scranton branch of the paper distribution company Dunder Mifflin. <text:s/>The manager of this branch often breaks social norms through his sheer awkwardness, total social incompetence or extremley large ego. <text:s/>All of the other characters of the show have simmilarly over exagerated, and in some cases antagonistic, personalities that often lead to morally grey situations or general workplace uncomfortableness. <text:s/>For these and many other reasons, this show is the perfect medium to emphasize many of the concepts learned throughout our Industrial and Organizational Psychology class; nearly all of the concepts convered in our text are touched on by at least one of the episodes in The Office.</text:span></text:p>
      <text:p text:style-name="P20"><text:tab/><text:span text:style-name="T19">In the workplace, things are often measured by getting things done. <text:s/>Because of this, performance is a very significant factor in the measure of the overall quality of a workplace. <text:s/>Performance measurement can either be done in a objective or subjective way, that is, either based on cold hard data (such as the number of paper sales) or based on the preformance reviewer’s feelings towards the peron that is undergoing the performance review. <text:s/>In Season 2 episode 8 of the Office, the entire workforce across the company is undergoing performance reviews. <text:s/>At the very beginning of the episode we get a very clear idea of the type of performance review that will be preformed when Pam (the office Secretary) tells us “Last year my performance review started with me asking what my hopes and dreams were, and ended </text:span><text:soft-page-break/><text:span text:style-name="T19">with him telling me he could bench press 190 pounds.” <text:s/>As we might expect from this TV show, the performance review to be preformed by the branch manager Micheal Scott will not be very sophisticated, in depth or based on any thing other than feeling. <text:s/>Throughout the episode when the reviews are preformed they are entirely subjective, those that the Micheal performs against his employees and the ad hoc performance review Micheal recieves from the suggestion box. <text:s/>The problem with subjective performance ratings is that they are not accurate, “they suffer from biases and errors attributable to human judgement” (spector 2017). <text:s/>These performance reviews could have been performed much more professionally using a method specifically designed to increase the accuracy of performance ratings such as The Behaviorally Anchored Rating Scale, Mixed Standard Scale or the Behavior Observation Scale. <text:s/>Additionally “feedback from multiple sources can be helpful for employees wishing to improve their performance” (Spector 2017). <text:s/>In this episode of the office, the only individual who received feedback from more than a single person was Micheal when he read notes from the suggestion box in an approximation of 360 degree feedback.</text:span></text:p>
      <text:p text:style-name="P29"><text:span text:style-name="T13"><text:tab/></text:span><text:span text:style-name="T17">Closely related to job performance is Employee Motivation which can be directly influenced by Group and Team Dynamics as well as Goals for the group as a whole. <text:s/>Keeping employee motivation high can often be an area of much difficult for managers. <text:s/>In season 8, episode 2 of the office Andy (who has now become the branch manager of the Scranton branch of Dunder Miflin) unknowingly takes advantage of a IO Psychology motivation theory to motivate his subordinates to meet the goals set by Andy’s boss (more on this in the next section). <text:s/>Andy offers his employees the possibility of a set of rewards for increased job performance, a classic incentive offer that is known as Expectancy Theory. <text:s/>Initially he was offering many un-attractive possible awards to his employees for their increased performance, after they all displayed they were disinterested he upped the anty. <text:s/>This was a </text:span><text:soft-page-break/><text:span text:style-name="T17">good tactic, because as the text tells us that if employees “do not want the contingent rewards, they will not be emotivated to perform a behavior” (Spector 2017, pg 108). <text:s/>Andy is able to quickly determine what his employees want as a reward by simply asking them; this results in him promising to get a tattoo on his butt if they can attain 5000 points in his point reward system. <text:s/>As soon as the reward is established, the employees of the company go into overdrive working towards this goal. <text:s/>If we were to use soemthing like Vroom’s (1964) Theory to assceess the level of motivation by assigning it a particular value, we would see a very high number as the output of our equation; Vroom’s (1964) thory assignes numerical values and considers three variables: the subjective probability that the given employee has the ability to acieve the task, the personal value of the reward to that individual and the subjective probability that the behavior will actually result in that reward. <text:s/>All of these values are very high (much to our surprise in some regards). <text:s/>Apparently all of the employee’s had the ability to perform their job with extreme efficiency, the value of the reward is almost beyond the assignemnt of value for everyone in the office and the probability that the noutcome of their behavior will result in the desired reward was nearly 100%. <text:s/>Regarding the probability of actually receiving the reward, Jim (a salesman and the office prankster) puts it best when Andy says “I think people thought I was kidding when I said that”, to which Jim replies “nah you definitely weren’t kidding, that came across loud and clear.”</text:span></text:p>
      <text:p text:style-name="P20"><text:tab/><text:span text:style-name="T20">Goal setting is a very popular method of motivation in the work place; nearly all places of employment involve some sort of goal setting. <text:s/>The goals of individuals or groups can ​be closley linked with the behaviors of that individual or group and for this reason they are known as proximal constructs. <text:s/>Goals can either be very specific, or very open ended. <text:s/>In the case of the episode the incentive, the goal given by Robert California to Andy was very specific: “Last quarter we saw four percent growth, double it.” <text:s/>The objective given to Andy is very clear, and </text:span><text:soft-page-break/><text:span text:style-name="T20">the fear of losing his job proves to be a very strong incentive for Andy. <text:s/>The resulting behavior from the Scranton Branch Manger is extremley performance oriented, rather than learning oriented; he begins to focus his efforts on enhancing the performance of his workforce in able to reach Robert’s goals. <text:s/>He does this with the incentive detailed in the previous paragraph. <text:s/>This is likely because the incentive is something Andy inherintley links with achieving the goal, probably because it is a tried and true method dating back to Pavlov and his dog. <text:s/>From Robert’s point of view, using this goal to incentivise Andy was a great idea. <text:s/>With a clear defined task and the vaugue threat of termination, Andy had no choice but to work hard and come up with some way increasing growth and reaching the goal Robert set forth.</text:span></text:p>
      <text:p text:style-name="P20"/>
      <text:p text:style-name="P20"><text:tab/><text:span text:style-name="T21">Safely in the workplace is a very important consideration – we go to work to be productive, not to get hurt. <text:s/>Not only are workplace accidents harmful for the employee themselves, but they are also significantly costly to the organization. <text:s/>More than $250 billion is spent anually in the United states (Leigh, 2011), much of which is paid by the employers and insurance companies of the organization (Spector, 2017). <text:s/>According to the text, “a major difficulty in preventing workplace accidents is getting the cooperation of employees in using the appropriate saftey equipment and engaging in safe behaviors” (Spector, 2017). <text:s/>This is exactly the problem that befell upon Dwight in Season 2 episode 4 of the Office, The Fire. <text:s/>In this episode Dwight, who is the Fire Marshall for his floor of the building, is attempting to get his coworkers in the office to treat seriously the idea of a fire and acknowledge the importance of being prepared for it. <text:s/>No one listens to him, so he takes it upon himself to insight the threat of a real fire to get everyone to understand the importance of Fire Saftey training (and possible also to help boost his ego). <text:s/>Dwight proceeds to light a fire in a waste paper basket in the adjacent room, and smoke soon begins to fill the office. <text:s/>After the fire is noticed by Pam, </text:span><text:soft-page-break/><text:span text:style-name="T21">Dwight attempts to lead everyone to saftey but a panic ensues as he is not able to lead the mob in an organized matter. <text:s/>This is likely because the office was unprepared, and had not gone through saftey training as they should have. <text:s/>The saftey climate, that is the shared perception by employees that saftey devices and precautions are important, of the office was no where neary as high as it should have been . <text:s/>Having rigorous training over the dangers of a fire and the expected behavior of the employees should one erupt would likley have lead to significantly more organized and safer behavior when Dwight lit his fire (though not many people in the office would have likely taken it very seriously).</text:span></text:p>
      <text:p text:style-name="P22"><text:tab/><text:span text:style-name="T23">Many of the situations that occur in the office could easily be considered as harassment. <text:s/>Micheal is a common perpitrator of harrasment, though it is often in the form of ethic harrasment he is has conducted secual harrasment on many occasions. <text:s/>He often makes derogatory comments, ethic jokes and excludes target individuals from particular employee interactions or events based on their race; these are the three components that the book lists to define ethic harrasment (spector, 2017, pg 309). <text:s/>In Season 1 episode 5 of The Office, Micheal challenges the employees in manufacturing to a game of basket ball. <text:s/>When contructing his team, he makes many assumptions about how good some of his employees would preform, completley based on their race. <text:s/>Right off the bat, he walks in to the office and says “Lets put together a starting line up. <text:s/>Stanley.. Of Course,” assuming that Stanley would be very good at basketball because he is black. <text:s/>And then when Oscar offers to play, Micheal responds with “I can use your talents come baseball season” which obviously he says because Oscar is hispanic. <text:s/>Both of these coments are darogatory and insulting towards his employees. <text:s/>There are numberous other examples of this behavior, and this is just one of the ways in which Michael abuses his power as manager.</text:span></text:p>
      <text:p text:style-name="P22"><text:soft-page-break/><text:tab/><text:span text:style-name="T24">Sexual Harrasment is also very common throughout the series. <text:s/>In the first episode when Micheal introduces the secretary, Pam, he says “If you think she’s cute now, you should have seen her a few years ago.” <text:s/>The text tells us that “an isolated comment or simple request for a date is not harassment,” (Sepctor, 2017) but one can assume that this is not an isolated incident. <text:s/>The next example is an even stronger example of sexual harrasment (though it did not come from the mouth of micheal). <text:s/>Jan, Micheal’s boss, comes into the office to discuss the possibility of downsizing the branch to Micheal. <text:s/>During this meeting, Micheal answers the phone on speaker, allowing both of the other attendees to the meeting (Pam and Jan) to listen. <text:s/>The man who is on the other end of the phone begins talking about Jan and says “I’ve been meaning to ask her one question, does the carpet match the drapes.” <text:s/>This comment is very clearly unwanted on Jan’s part; not only that but the comment could have created a hostile and intimidating work enviornment for Jan. <text:s/>Watching this I am surprised that the employee was not repremanded and the entire experience was shrugged off so significantly, it is likeley ebcause this is a show and blown out of proportion. <text:s/>The text does tell us though that “for supervisors there may bea <text:s/>higher threshold for perveiving their behavior as sexual harrasment,” which could explain Jan’s behavior.</text:span></text:p>
      <text:p text:style-name="P26"><text:tab/>Knowledge of Industrial and Organizational Psycology principles and the ability to apply them to the workplace can lead to being an individual not only more satisfied with one’s work experience but also more productive and attractive as an employee. <text:s/>The Office searves as a prime example of what not to do in the workplace, it violates many of the suggestions given by our text. <text:s/>The staff at Dunder Miffilin neglects and persecutes its Human Resourses department and somehow manages to maintain productivity and health within the workplace. <text:s/>As with most telivision shows, the situations presented in The Office are often unrealistic, usually in the way in which they are respolved. <text:s/>Though even with this considered, the office <text:soft-page-break/>has merit. <text:s/>It does expose many awkward and uncomfortable situations that are bound to come to rise in any workplace. <text:s/>For this reason<text:span text:style-name="T18">, this show is the perfect medium to emphasize many of the concepts learned throughout our Industrial and Organizational Psychology class; nearly all of the concepts </text:span>covered<text:span text:style-name="T18"> in our text are touched on by at least one of the episodes in The Office, </text:span>even though they were not mentioned in this paper.</text:p>
      <text:p text:style-name="P26"/>
      <text:p text:style-name="P26"><text:s/></text:p>
      <text:p text:style-name="P25">Micheal abusing his power:</text:p>
      <text:p text:style-name="P25"><text:tab/>Telling pam that he is firing her when he is really just joking, she starts crying</text:p>
      <text:p text:style-name="P25"/>
      <text:p text:style-name="P24">Episode 1: Micheal to Stanley, “You ain’t gonna be messin with my chilin”</text:p>
      <text:p text:style-name="P23">Season 1 episode 1:</text:p>
      <text:p text:style-name="P21"><text:span text:style-name="T23"><text:tab/>Micheal says: If you think she’s cute now, you should have seen her a few years ago<text:line-break/><text:tab/>Micheal answers the phone on speaker with jan in the office, and the guy on the li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08:19:52.565531267</meta:creation-date>
    <dc:date>2019-04-26T20:22:25.117208378</dc:date>
    <meta:editing-duration>PT2H44M34S</meta:editing-duration>
    <meta:editing-cycles>23</meta:editing-cycles>
    <meta:generator>LibreOffice/6.1.5.2$Linux_X86_64 LibreOffice_project/10$Build-2</meta:generator>
    <meta:document-statistic meta:table-count="0" meta:image-count="0" meta:object-count="0" meta:page-count="9" meta:paragraph-count="69" meta:word-count="2872" meta:character-count="16692" meta:non-whitespace-character-count="13810"/>
  </office:meta>
</office:document-meta>
</file>